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" svg:font-family="Times" style:font-pitch="variable"/>
    <style:font-face style:name="Times New Roman" svg:font-family="'Times New Roman'" style:font-pitch="variable"/>
    <style:font-face style:name="Verdana" svg:font-family="Verdana" style:font-pitch="variable"/>
    <style:font-face style:name="Times New Roman1" svg:font-family="'Times New Roman'" style:font-family-generic="roman" style:font-pitch="variable"/>
    <style:font-face style:name="%U*•'F0ˇøç˝$" svg:font-family="%U*•'F0ˇøç˝$" style:font-family-generic="swiss" style:font-pitch="variable"/>
    <style:font-face style:name="'Z*•'F0ˇøç˝$" svg:font-family="'Z*•'F0ˇøç˝$" style:font-family-generic="swiss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1" svg:font-family="Verdana" style:font-family-generic="swiss" style:font-pitch="variable"/>
    <style:font-face style:name="ÿ◊%•'F0ˇøç˝$" svg:font-family="ÿ◊%•'F0ˇøç˝$" style:font-family-generic="swiss" style:font-pitch="variable"/>
    <style:font-face style:name="’Ü*•'F0ˇøç˝$" svg:font-family="’Ü*•'F0ˇøç˝$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position="0% 100%" style:font-name="’Ü*•'F0ˇøç˝$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%U*•'F0ˇøç˝$" fo:font-size="12pt" fo:font-style="normal" fo:text-shadow="none" style:text-underline-style="none" fo:font-weight="normal" style:font-size-asian="12pt" style:font-style-asian="normal" style:font-weight-asian="normal" style:font-name-complex="%U*•'F0ˇøç˝$" style:font-size-complex="12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'Z*•'F0ˇøç˝$" fo:font-size="12pt" fo:font-style="normal" fo:text-shadow="none" style:text-underline-style="none" fo:font-weight="normal" style:font-size-asian="12pt" style:font-style-asian="normal" style:font-weight-asian="normal" style:font-name-complex="'Z*•'F0ˇøç˝$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ECTION 2 </text:p>
          </table:table-cell>
          <table:table-cell table:style-name="ce1" office:value-type="string">
            <text:p>Common Expressio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agg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l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re, again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avr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nough. That's all!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k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v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's up? What's the matter? [lit., What is he/she/it doing?]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umiŋ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Kiña ilvich? // Kisu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are you? What is your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Pis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nt to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Pis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don't want to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siġla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y I come in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Pisaŋŋitkikp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xcuse me. I didn't mean to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e! Take it!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Naa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? Where is it?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Taikuu. // Quyaann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nk you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K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ahead!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CTION 3</text:p>
          </table:table-cell>
          <table:table-cell table:style-name="ce1" office:value-type="string">
            <text:p>Exclam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iñagu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do it. Leave it alone. Don't bother him/her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pa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 many! It's a lot!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arig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od! Really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Ar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don't want to! Ouch! That hurts! That's too bad!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ilamik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urry up!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ḷakk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o bad! What a shame! It's no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atchikaaŋ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tch out! Danger! It's scary [refers usually to physical danger]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r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op it! [expression of annoyance]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Yatch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od job!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Yuay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w!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akłiiŋ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or thing!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aqq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oul smelling! It stinks!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Uuttuku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 small!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lapp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very cold! I'm cold!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rig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ary! Creepy! Danger!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llai! // Allais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w! It's fun!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Nakkuu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Uqquu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arm! [usually of a building or clothing]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Nia'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pe!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ii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nasty, ugly, bad, wrong! [expression of dislike, disapproval]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naŋŋ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cute!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Una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s one too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Qanuq un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s is no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uvikpa un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n the world is he/she doing?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Akk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 much! Too much!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Ikk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messy, dirty!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t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 quiet!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may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don't know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Ami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n't that right?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y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?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taŋ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ook! Look right here! Look over there!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sten!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Imm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sten to that noise [of something unseen]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Uumiñaq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nnoying! What a pain!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Apas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oo big, too much! He/she is very big!</text:p>
          </table:table-cell>
          <table:table-cell table:number-columns-repeated="102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Taikuq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rves you right!</text:p>
          </table:table-cell>
          <table:table-cell table:number-columns-repeated="102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Taikuullapi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nk you very much.</text:p>
          </table:table-cell>
          <table:table-cell table:number-columns-repeated="102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Ay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eally?</text:p>
          </table:table-cell>
          <table:table-cell table:number-columns-repeated="1022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Qaŋa ta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been a long time.</text:p>
          </table:table-cell>
          <table:table-cell table:number-columns-repeated="102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Ayas! // Atchas! // Atchay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lmost!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CTION 4</text:p>
          </table:table-cell>
          <table:table-cell table:style-name="ce1" office:value-type="string">
            <text:p>Greeting and Leave-Taking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nuq it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Qanuq it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 all/you(3+)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doing? How are you doing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aku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k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are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nuq itpa nulian/uiñ? Nak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is your wife/husband? He/she is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Qitunġatinli? // Atniġñ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your children, how about them? // They've been sick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Qanuq itpat ŋatin? // Nak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r relatives? // They're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Supman mauŋaqpich? // Tam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y did you come here? // For no particular reason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uyaq maaniitpa? // Maaniinŋ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Nauyaq here? // She's not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Uvlaakunlu. // Maatnugun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e you tomorrow again. // See you later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CTION 5</text:p>
          </table:table-cell>
          <table:table-cell table:style-name="ce1" office:value-type="string">
            <text:p>Common Request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siġñ. // Isi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in [to one person]. // Come in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nniñ. // Anis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out [to one person]. // Go ou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liŋŋa. // Maliksit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with me [to one person]. // Come with m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kayuŋŋa. // Ikayuqsit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lp me [to one person]. // Help m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nirruŋ. // Anitch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it out [to one person]. // Take it ou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Tigguuŋ. // Tigu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it, pick it up [to one person]. // Take it, pick it up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Qairruŋ. // Qaitk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ive it here [to one person]. // Give them here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iġġiiñ. // Niġis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at [to one person]. // Ea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Niġġiuŋ. // Niġi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at it [to one person]. // Eat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iġiñak. // Niġiña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eat [to one person]. // Don't ea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miġuŋ. // Imiq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rink it [to one person]. // Drink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girruŋ. // Igitchigi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row it out [to one person]. // Throw them ou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Taluiġ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pen the door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Tallu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lose the door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kirruŋ [naniq]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urn on the light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amirruŋ [naniq]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urn out the light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Piiġuŋ. // Piiq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et it out of the way [to one person]. // Get it out of the way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Piiġiñ. // Pii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et out of the way, move [to one person]. // Get out of the way, mov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Mattaġiñ. // Matt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off your parka, coat [to one person]. // Take off your parka, coa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Kamiḷḷaġiñ. // Kamiḷḷ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off your boots [to one person]. // Take off your boots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quvittin. // Aquvitt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t down [to one person]. // Sit down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Utaqqiŋŋa. // Utaqqisit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it for me [to one person]. // Wait for m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Mauŋaġiñ. // Mauŋ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here [to one person]. // Come her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Makittin. // Makitt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et up [to one person]. // Get up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Iŋŋaqtaaġiñ. // Iŋŋaqta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to bed [to one person]. // Go to bed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Aullaġiñ. // Aull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away [to one person]. // Go away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ksikñagu. // Aksikña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touch it [to one person]. // Don't touch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ggitqikkumautin. // Aggitqikkumau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again [to one person]. // Come again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Piiguqnak. // Piiguqna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forget [to one person]. // Don't forge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Piiguqnagu. // Piiguqna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forget it [to one person]. // Don't forget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Piñag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do it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Itiġiñ. // lti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ke up [to one person]. // Wake up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Nuuttin. // Nuutt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ve [to one person]. // Mov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aitqiḷḷag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lease say it again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Sukaiḷiḷutin uqag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peak slowly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Pakaknak. // Pakakna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get into things. Don't dig around in things.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ECTION 6</text:p>
          </table:table-cell>
          <table:table-cell table:style-name="ce1" office:value-type="string">
            <text:p>Common Questions and <text:span text:style-name="T1">Simple </text:span><text:span text:style-name="T2">Answers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uniaqpisa? // Aqsriqityaqtaunukta. / Niksigiaqt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shall we do? / Let's go to the basketball game. / Let's go fishing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uniaqpich? / Susukpich? / Aqsriqityaqtaunuguktuŋa. / Niksigia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going to do? / What do you want to do? / I want to go to the basketball game. / I want to go fishing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vich? / Akutchiruŋa. / Agliqiruŋa. / Killaiyaqtuŋa. <text:s/>/ Puggutchiqi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doing? / I'm making Eskimo ice cream. / I'm reading. / I'm sewing. / I'm washing dishe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umik niġiñiaqpisa? / Maktaŋmik. / Paniqtamik. / Quamik. <text:s/>/ Iqaluŋ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shall we eat? / Muktuk / <text:s/>Dried fish or meat. / Frozen fish or meat. /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umik niġisukpich? / Qaqqiamik. / Asianik. / Akutumik. / Qaqqulaa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 want to eat? / Bread. / Berries. / Eskimo ice cream. / Pilot bread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mik pisukpich? / Saviŋmik. / Atigimik. / Ulumik. / Aglaut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 want? / A knñe. / A parka. / An ulu. / A pencil or pen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apmuŋniaqpich? / Tauqsiġñiaġviŋmun. / Aglagviŋmun. / Katimmaviŋm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going? / To the store. / To the school. / To the meeting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ani itpich? / Nullaġviŋmi. / Aglagviŋmi. / Pakitkuk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staying? / At the hotel. / At the school. / With Pakik and family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Sumiuŋuvich? / Nuataaġmiuŋuruŋa. / Qikiqtaġruŋmiuŋuruŋa. / Utqiaġviŋmiuŋuruŋa. / Sitŋasuaġ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 / I'm from Noatak. / I'm from Kotzebue. / I'm from Barrow. / I'm from Nome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kikŋaqpich? / Aglagviŋmiñ. / Tupimniñ. / Mirviŋm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coming from? / From the school. / From my house. / From the airport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aŋa aglaan aggiqpich? / Unnuaq aggiqsuaŋa. / Uvla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did you come? / I came last night. / This mor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Qanutun maaniinniaqpich? / Week-saami. / Ukiupak. / Tatqi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long will you be here? / One week. / All winter. / One mont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uniaqpich maani? / Savaŋniaqtuŋa. / Iḷisa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going to do here? / I'm going to work. / I'm going to study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Qakugun aiñiaqpich? / Uvlaakun. / Uvlaakutqigun. / Ikpaksraaġ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are you going home? / Tomorrow. / Day after tomorrow. <text:s/>/ In a few day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Kisuŋnik aŋayuqaaqaqpich? / Qapuglu, Aŋutvag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are your parents? / Qapuk and Aŋutvak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itunġaqaqpiich? / Ii, malġuŋnik. / Piŋasunik. / Sisamanik. / Tallim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ny children? / Yes, two. / Three. / Four. / Five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Kia una pia? / Una pigigiga. / Una pigigaa Aqim. / Una pigig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se is this? / This is mine. / This is Aqi's. / This is yours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Kia ukua piŋi? / Ukua pigigitka. / Ukua pigigai Aqim. / Ukua pigigi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se are these? / These are mine. / These are Aqi's. / These are yours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Kiña aakan? / Aakaga Qapuk. / Qapuk aakag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is your mother? / My mother is Qapuk. / Qapuk is my mother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Kiña aapan? / Aapaga Niksik. / Niksik aapag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is your father? / My father is Niksik. / Niksik is my f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anan (ataatan) iñuuva suli? / Ii, iñuuruq aglaan utuqqaġu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your grandmother (grandfather) still living? / Yes, he/she is alive but has gotten old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Nani savakpich? / Savaktuŋa aglagviŋmi. / Naŋir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work? / I work at the school. / At the hospital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Qakugun aullaġniaqpich? / Uvlaakun aullaġniaqtuŋa. / Wednesday-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are you leaving? / I leave tomorrow. / On Wednesday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Utiġniaqpich iḷaatni? / Ii, upinġaaqpan utiġniaqtuŋa. / Ukiaġ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ll you(1) come back some time? / Yes, I'll come back next summer. / Next fall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Niqipiaqtuġuuvich? <text:span text:style-name="T2">/</text:span><text:span text:style-name="T3"> Ii, maktaktuġuuruŋa. / Aglaan mikigaqtulaitchuŋa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eat Native food? / Yes, I like to eat maktak. / But I don't like fermented whale meat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Qanutuqpa taamna? /Tamałhutuqtuq. / Qupitchuŋaqtu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uch does that cost? <text:span text:style-name="T2">/</text:span><text:span text:style-name="T3"> It costs a dollar. / It costs a quarter.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Kaŋiqsiviŋa? <text:span text:style-name="T2">/</text:span><text:span text:style-name="T3"> Ii, sukaiḷuuraqavich. / Naagga, kaŋiqsiŋitkikpiñ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understand me? / Yes, when you speak slowly. / No, I don't understand you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Nakuaġiviuŋ una? <text:span text:style-name="T2">/</text:span><text:span text:style-name="T3"> Ii, nakuaġigiga. / Naagga, nakuaġiŋitkiga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like this? / Yes, I like it. / No, I don't like it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Maliglakpiiñ? / Kiik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y I go with you? / Go ahead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Qanuġluŋa? / Itna. / Taatn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should I do it? / Like this. / Like that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Kiña una? / Niksik. / Aapa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is this? / Niksik. / My f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Sumik yuuqqaġukpich? / Kuukpiamik. / Saigu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kind of hot drink do you want? / Coffee. / Tea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Suna una Iñupiatun? / Aquppiut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this in Iñupiaq? / A chair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Suna una Naluaġmiut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this in English?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Qanuq taiñaqpa "wolverine" Iñupiatun? / Taisuugikput "qapvik.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do you say "wolverine" in Iñupiaq? / We say, "qapvik."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7</text:p>
          </table:table-cell>
          <table:table-cell table:style-name="ce1" office:value-type="string">
            <text:p>Personal Conditions and Feeling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Kaakpiich? // Kaaliqsuŋa. / Kaa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ungry? // I'm hungry. / I'm not hungry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iġisuliqpiich? // Niġisuliqsuŋa. / Niġis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to eat? // I want to eat. / I don't want to ea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iñġaliqpiich? // Uiñġaliqsŋa. / Uiñġa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sleepy? // I'm sleepy. / I'm not sleepy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inġuqpiich? // Minġuqtuŋa. / Minġ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tired? // I'm tired. / I'm not tired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tniġñaqpiich? // Atniġñaqtuŋa. / Atniġña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sick? <text:s/>// I'm sick. / I'm not sick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iaqunŋuviich? // Niaqunŋuruŋa. / Niaqunŋ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headache? // I have a headache. / I don't have a headach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Yuuqqaġukpiich? // Yuuqqaġuktuŋa. / Yuuqqaġ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a hot drink? // I want a hot drink. / I don't want a hot drink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Qiunŋuviich? // Qiunŋuruŋa. / Qiunŋuŋn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cold? // I'm cold. / I'm not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sigaiyaqpatiin? // Isigaiyaġaaŋa./ Isigaiyaŋitkaa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r feet cold? // My feet are cold. / My feet are not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unniqiviich? // Uunniqiruŋa. / Uunniqi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ot? // I'm hot. / I'm not hot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arraanŋuviich? // Narraanŋuruŋa. / Narraanŋ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stomachache? // I have a stomachache. / I don't have a stomachache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lianniuqpiich? // Alianniuqtuŋa. / Alianni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lonely? // I'm lonely. / I'm not lonely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uviasukpiich? // Quviasuktuŋa. / Quvias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appy? // I'm happy. / I'm not happy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isuliqpiich? // Aisuliqsuŋa. / Aisuli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omesick? // I'm homesick. / I'm not homesick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8</text:p>
          </table:table-cell>
          <table:table-cell table:style-name="ce1" office:value-type="string">
            <text:p>Introductions Between People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Kisuuvich? / Kiña il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vaŋa Kapniaq. / Kapnia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Kapniaq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miuŋ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ikiqtaġruŋ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from Kotzebu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isuk aŋayuqaak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(2) are your parents(2)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ŋutvaglu Qapuglu aŋayuqaak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ŋutvak and Qapuk are my parents(2)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ḷagivigi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my relative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agigikp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ou're my relative!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Qanuq iḷagiikpiñu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we(2) related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ḷḷuġuksug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(2) are cross-cousins [meaning that our parents are brother and sister]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9</text:p>
          </table:table-cell>
          <table:table-cell table:style-name="ce1" office:value-type="string">
            <text:p>Names and General Conversation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Kiña Naluaġmiutchis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English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tiġa Larry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name is Larry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Kiña Iñupiaqsis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Eskimo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ñupiaqsisiga Taġġ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Eskimo name is Taġġaq [means 'shadow']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atauran kimik Iñupiaqsis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older sister's Eskimo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liamik Iñiupiaqsisi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 Eskimo name is Qaliaq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ukatchian kimik Naluaġmiutchis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younger sibling's English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tqa Bill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is name is Bill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uvaaqati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married? [lit., do you have a spouse?]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a husband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ulia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wife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Nuli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a wife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Niġukkamik tuvaaqat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pouse is Niġukkaq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Qitunġa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children?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Qavsiñik qitunġa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any children do you have?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Tallimanik qitunġaqaqtuuŋa, piŋasunik aŋutinik aasii malġuŋnik aġnaŋ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five children, three boys and two girls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anutun ukiutilaaqaqpich? or Qanuq utuqqautilaa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old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ñuiññaq qulinik utuqqautila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am thirty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Qitunġatin susuu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r children do?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Qikiqtaġruŋmi aglak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 attend school in Kotzebu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0</text:p>
          </table:table-cell>
          <table:table-cell table:style-name="ce1" office:value-type="string">
            <text:p>Birthday and Birthplace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Nani aniruati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were you born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uataami anirua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s born in Noata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ani iñuuni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live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tqiaġviŋmi iñuu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live in Barrow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umik annivi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birthday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Uvlupak anniviḷ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my birthday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Utuqqautlukpich uvamn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older than I am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aagga, iñuiññaġuqtuŋa. Nutautluktuŋa ilipn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, I am turning twenty. I'm younger than you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siivva utuqqautluktu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thought you were older!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asiiñ ilvich, nani aniruati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where were <text:span text:style-name="T4">you</text:span><text:span text:style-name="T3"> born?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Anchorage-mi aniruaŋ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s born in Anchorag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1</text:p>
          </table:table-cell>
          <table:table-cell table:style-name="ce1" office:value-type="string">
            <text:p>Common Nou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ŋun // Taamna aŋun uig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 man is my husband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ġnaq // Una aġnaq nuliaġiviuŋ? / Ii, nuliaġ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man // Is this woman your wife? /Yes, she is my wife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miaq // Sisualiŋmuŋniaqtuguk umiap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oat // We(2)<text:span text:style-name="T2"> </text:span><text:span text:style-name="T3">are going to Sisualik in my boat.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upiq // Tupiqaqpich Sisual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use // Do you have a house in Sisualik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palapkaaq // Naagga, palapka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nt // No, I have a tent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glagvik // Atchaga aglagviŋmi aglaktitchiruq Iñiupiat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hool // My aunt teaches Iñupiaq at the school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qitunġaq // Qavsiñik qitunġaqaqpis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hild, offspring // How many children do you(2) have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iḷgaaq // Iḷiḷgaat alapisa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mall child // The children are being rambunctiou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auqsiġñiaġvik // Qavsiñik tauqsiġñiaġviqaqpa Qikiqtaġru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ore/ /How many stores are there in Kotzebue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gaayuvik // Agaayyiaġnaqsiv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hurch // Is it time to go to church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uuk // Nuataaq kuukpa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iver <text:s/>// Noatak is on a big river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taġiuq // <text:s/>Aŋayuqaaka niksiksuqtuk taġium siñ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, ocean // My parents(2) are fishing at the beach (seashore)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irvik // Mirviŋmuutitlaviŋ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irport // Can you take me to the airport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nuna // Pamna nuna asiaŋ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and // The land up there has lots of 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narvaq // Papkua narvat quaġaq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ake // The lakes up there have sourdock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kiktuġiaq // Upinġaami kiktuġiaŋuruq apa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squito // In summer there are lots of mosquitoes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ipmiq // Qipmiq pitu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g // The dog is unchained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tiŋmisuun // Tiŋmisuutit Sisualiŋmug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irplane // Airplanes go to Sisualik oñen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uppun // Qanusimik supputi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ifle // What kind of rifle do you have?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ialuk // Sialuguġniaqpagguuq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ain // Is it going to rain?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Iñupiaq // Aanaqnun Iñupiuraaġuuv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ñupiaq Eskimo // Do you speak Iñupiaq to your grandmother?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Naluaġmiu // Naluaġmiu kaviqsaanik nuyaqaqtuq. // Iñupiat Naluaġmiuraalaitchut iŋiḷġa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ite person, English // The white person has red hair. <text:s/>// The Iñiupiat people didn't speak English long ago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ui // Uiga maktaktutlat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usband // My husband likes to eat muktuk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nuliaq // Nuliaġa killaiyaġ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fe // My wife sews a lot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panik // Paniiñ college-miitp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aughter // Is your daughter in college?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iġñiq // Iġñiŋa aŋuniaqtilluata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n // Her son is a good hunter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2</text:p>
          </table:table-cell>
          <table:table-cell table:style-name="ce1" office:value-type="string">
            <text:p>General Dialogue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umiuŋ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California-ġ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from California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aniitpich pakmapa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live now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Pakmapak Qikiqtaġruŋmiit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w I live in Kotzebu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anusimik savaaqaqpich Qikiqtaġru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job in Kotzebue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ḷisautriruŋa aglagviŋmi. / Taaktiŋuruŋa naŋir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teach at the school. / I'm a doctor at the hospital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iġianik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ave you eaten yet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iġiŋaitchuŋa uvlupa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n't eaten yet today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Niġiyaqtuaġl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et's(2) go eat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pmun niġiyaqtuaġ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want to go eat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ullaġviŋmugl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et's(2) go to the Nullaġvik Hotel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Uvamnugukpich? Iqaluut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to come to my house? I have some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Iqaluktutlaturuŋa. Qanusiu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like fish. What kind are they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iqalukpik / sii / anigaaqtaq / iqalugru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rout / sheefish / small whitefish / chum salmon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Aarigaa, taiku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's fine, thank you very much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iñiktaġiaġukpich uvaptikn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to spend the night at our house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Maaniinniaŋitchuŋa. Aullaqtuksrauruŋa anaqapa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on't be here. I have to leave this eve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Utiġuvich, maaniitchurnau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you come back, please stay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Utiġniaqtuŋa quarterly-meetiqpata March-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ll be back for the quarterly meeting in March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Aullaġnaqsigaa. Taikuu niġipkaġluġikm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ime to go. Thank you for letting me eat.</text:p>
          </table:table-cell>
          <table:table-cell table:number-columns-repeated="102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Qiñiġisigikpiñ <text:span text:style-name="T5">i</text:span><text:span text:style-name="T3">ḷ</text:span><text:span text:style-name="T5">aatni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ll see you again sometime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Nulianguuq halauġ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ll your wife I say hello<text:span text:style-name="T6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3</text:p>
          </table:table-cell>
          <table:table-cell table:style-name="ce1" office:value-type="string">
            <text:p>Directions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qaqsiutiqaqpa maani? / Uqaqsiutiqaqtuq tauqsiġñiaġ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there a telephone here? / There is a telephone at the store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ami tauqsiġñiaġvik? / Naŋirvium saaŋaniittuq. Atlanik tauqsiġñiaġviqaqtuq unani taġium siñ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is the store? / There is one in front of the hospital. There are other stores down by the waterfron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Qanusiuva? Kaviqsaaŋuva? / Ii, kaviqsaaŋ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it like? Is it red? / Yes, it's red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aami aglaqaġvik? / Qaniŋaniittuq. Iññ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is the post office? / It's nearby. That's it over ther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ami aglagvik? / Qamma, college-gum aki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's the school? / Up that way, across from the college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aami utuqqanaaqaġvik? / Unna, A.C.-iim maaniaŋ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's the Senior Center? / It's down that way, just this side of the A.C. stor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aami agaayuvik? / Qanusiq agaayuv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's the church? / Which church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riends' Church Napa-m iñaniaŋ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 Friends' Church is located the other side of the Napa stor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4</text:p>
          </table:table-cell>
          <table:table-cell table:style-name="ce1" office:value-type="string">
            <text:p>Weather (words/phrases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nuq itpa siḷ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is the weather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ialu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raining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Qannik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snowing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Anuqł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indy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iqiññira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sunny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iiya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tral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reezing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tra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arm, not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Uu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hot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Taktu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oggy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uviyal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cloudy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Nipta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's no visibility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i<text:span text:style-name="T3">ḷ</text:span><text:span text:style-name="T7">agiks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good we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Si<text:span text:style-name="T3">ḷ</text:span><text:span text:style-name="T7">agiitch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bad we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A<text:span text:style-name="T3">ŋ</text:span><text:span text:style-name="T7">niqs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stormy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iun<text:span text:style-name="T3">ŋu</text:span><text:span text:style-name="T7">r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 feel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Isigaiya<text:span text:style-name="T3">ġ</text:span><text:span text:style-name="T7">aa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My feet are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rgaiya<text:span text:style-name="T3">ġ</text:span><text:span text:style-name="T7">aa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My hands are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iutaiya<text:span text:style-name="T3">ġ</text:span><text:span text:style-name="T7">aa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My ears are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traiqpan qirukta<text:span text:style-name="T3">ġ</text:span><text:span text:style-name="T7">ni.aqt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it becomes warmer I will fetch some wood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i<text:span text:style-name="T3">ḷ</text:span><text:span text:style-name="T7">agiksikpan unia</text:span><text:span text:style-name="T3">ġ</text:span><text:span text:style-name="T7">a</text:span><text:span text:style-name="T3">ġ</text:span><text:span text:style-name="T7">ruaqt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the weather becomes nice, I will go out with a dog team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Kanakniqman alappaa<text:span text:style-name="T3">ŋ</text:span><text:span text:style-name="T7">ur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the west wind blows, it's always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Itraipayaaqpan natchi<text:span text:style-name="T3">ġ</text:span><text:span text:style-name="T7">ia</text:span><text:span text:style-name="T3">ġ</text:span><text:span text:style-name="T7">ruaqt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the weather becomes warmer, I will go hunt seals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Niksigia<text:span text:style-name="T3">ġ</text:span><text:span text:style-name="T7">naqsisuuruq siiñun March-mi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time for shee fishing in March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Unia<text:span text:style-name="T3">ġ</text:span><text:span text:style-name="T7">aqautra</text:span><text:span text:style-name="T3">ġni</text:span><text:span text:style-name="T7">aqtut Kuuvaum Kaŋianun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They will have a dog race up to the Kobuk River.</text:p>
          </table:table-cell>
          <table:table-cell table:number-columns-repeated="1022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string">
            <text:p>Kobuk 440-mik atiqaqtuq.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They call it Kobuk 440.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John Baker uniaġaqautraġ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John Baker usually runs the dog races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Upinġaksraayasigaa mann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almost spring time around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Itraiqman iḷaŋich iñuich aullaa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it becomes warm, some of the people go camping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aġium siñaanun aullaa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 usually go camping on the ocean beaches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Iḷaŋich iñuich savaktuat aŋuniaġuurut umianik Qikiqtaġruŋm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st of the people who have jobs hunt with boats from Kotzebu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5</text:p>
          </table:table-cell>
          <table:table-cell table:style-name="ce1" office:value-type="string">
            <text:p>Counting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tausiq // Atautchimik aataur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e // I have one older sister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malġuk // Malġuŋnik nukatchiaqaq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o // I have two younger siblings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piŋasut // Piŋasunik qitunġ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ree // I have three children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isamat // Sisamanik paniqaqtug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ur // We(2) have four daughters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tallimat // Tallimanik iġñ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ve // I have five sons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tchaksrat // Itchaksranik tutitchiaqaqtug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x // We(2) have six grandchildren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tallimat malġuk // Tallimat malġuŋnik qipmiqaqt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ven // We have seven dogs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allimat piŋasut // Tallimat piŋasut qaitk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ight // Give me eight of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quiliŋuġutaiḷaq // Quliŋutġutaiḷat iñuich aggiq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ine // Nine people came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qulit // Qulit aġnat atuġuurut Savaiḷiġ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n // Ten women sang on Sunday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ulit atausiq // Qulit atautchimik iqaluktuq aŋ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leven // The man caught eleven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qulit malġuk // Qulit malġuk qipmich qimuk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elve // Twelve dogs are pulling a sled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ulit piŋasut // Qulit piŋasunik kigvaluktuq aap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rteen // Father caught thirteen muskrats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kimiaġutaiḷaq // Akimiaqġutaiḷanik aglaktuaqaqtuŋa class-am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urteen // I have fourteen students in my clas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akimiaq // Pikuuttuŋa akimi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fteen // I found fifteen wild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kimiaq atausiq // Paniga akimiaq atausimik ukiuni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xteen // My daughter turned sixteen years old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kimiaq malġuk // Akimiaq malġuk iñu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venteen // Seventeen people are going to Barrow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kimiaq piŋasut // Qavsiuvat tuttut? Akimiaq piŋa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ighteen // How many caribou are there? Eighteen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ñuiññaġutaiḷaq // Sappakiika iñuiññaġutaiḷaqtuqt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ineteen // My shoes(2) cost nineteen dollars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ñuiññaq // Iñuiññanik iñugauraqaqt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enty // We have twenty fingers and toes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iñuiññaq atausiq // Akiḷiġiga iñuiññaq atausi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enty-one // I paid him twenty-one dollars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iñuiññaq qulit / Tatqiq iñuiññaq qulinik uvlu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rty // A month has thirty days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malġukipiaq // Qiaqpaktuŋa malġukipiamik ukiunikam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rty // I cried hard when I turned forty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piŋasukipiaq // Piŋasukipiaġu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xty // Are you sixty years old?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tallimakipiaq // Tallimakipiat iñuich tiŋmisuutikun tikitch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e hundred // One hundred people arrived by airplane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kavluutit // Kavluutit sipitlugich iñuqaqtuq Qikiqtaġru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ousand // More than a thousand people live in Kotzebu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6</text:p>
          </table:table-cell>
          <table:table-cell table:style-name="ce1" office:value-type="string">
            <text:p>Place Name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Nuurvik // Nuurviŋmiittuŋa. // Nuurviŋñiaqtuŋa. // Nuurviŋmiñ aggiqsuŋa. // Nuurviŋ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orvik // I'm in Noorvik. // I'll go to Noorvik. // I'm coming from Noorvik. // I'm from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uataaq // Nuataamiittutin. // Nuataaġniaqtutin. // Nuataamiñ aggiqsutin. // Nuataaġmiuŋuru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atak // You're in Noatak. // You'll go to Noatak. // You're coming from Noatak. // You're from Noata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pnatchiaq // Ipnatchiamiittuq. // Ipnatchiaġruaqtuq. // Ipnatchiamiñ aggiqsuq. // Ipnatchiaġmiuŋ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eering // He/she is in Deering. // He/she will go to Deering. // He/she is coming from Deering. // He/she is from Deering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ikiqtaġru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tzebue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kuliġaq / Siiḷv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lawik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Katya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iana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visaappaat // Ivisaappaaġniaqpisi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mbler // Will you(2) go to Ambler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siŋn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ungnak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Kuuvak/Laugvi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buk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Kaŋiq / Nunatchi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uckland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ivaliñ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ivalina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isualik // Sisualiŋniaqtuguk aakagalu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eshaalik // My mother and I will go to Sheshaalik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Tikiġaq // Tikiġaġmiñ tikitchuŋa uvla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int Hope // I arrived from Point Hope this mor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Kal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int Lay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Ulġun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inwright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Utqiaġvik // Utqiaġviksuaq paniga ikpaksr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arrow / My daughter went to Barrow yesterday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tqasu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tkasook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Nuiqsa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uiqsut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Qaaktuġv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arter Island/Kaktovik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Naqsr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aktuvuk Pass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iḷaliñ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rth Slope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Ukiuva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ing Island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Iŋal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ttle Diomede Island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itnasu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Qikiqt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ishmaref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Kuuyu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yuk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Saqtul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aktoolik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Uŋalaqł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Unalakleet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Kiŋigi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les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Nasirv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ite Mountain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Siŋ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lovin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Qawiar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ry's Igloo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Qutliq/Qutlich aggiqsut aġġityaqhuti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beria or Siberian person/The Siberians came to dance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Kuuva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buk River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Kuukpa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ukon River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7</text:p>
          </table:table-cell>
          <table:table-cell table:style-name="ce1" office:value-type="string">
            <text:p>Dialogue on Place Name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kugun aullaġniaqpich Isiŋnam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ill you travel to Shungnak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vlaakun aulla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leaving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siŋnaġniaŋnitchuŋa, Nuurviŋñ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on't be going to Shungnak. I'll go to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uniaqpich Nuurv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will you do in Noorvik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atimmatyia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ll go to a meeting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ulian/Uiñ aullaġniaqmiv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your wife/husband going too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aagga, paggitriñiaqtuq iḷiḷga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, she/he is staying home with the children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annaqaqpich Nuurv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friends in Noorvik?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ḷaqaqtuŋa Nuur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relatives in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ḷḷutkut Nuurviŋmi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cross-cousin and family live in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anutun uŋasiksilaaqaqpa Qikiqtaġruŋm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far is it from Kotzebue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Thirty minutes tiŋmiñaqtuq, aasii aputikuaġutikun piŋasut sassaġniġ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hirty minutes by airplane or three hours by snowmachine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Aqaluuva Nuurviŋmi, Kuuvaum Kuuŋan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there lots of fish in Noorvik in the Kobuk River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Ii, aqalukpiqaqtuq, siiñiglu, aqalugruaniglu, siulirjnig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there are trout, sheefish, salmon, and northern pike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Nuurvik ikpiŋmiittuq, Kuuvaum siña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orvik is on a bluff on the banks of the Kobuk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tlamik nunaaqqiqaqpa Nuurvium qaniŋan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there another village close to Noorvik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Ii, Katyaaq uŋasiŋitchuq. Kuuvuŋmiit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Kiana isn't far. It's on the Kobuk too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Qanutun piiññi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long will you be gone?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Week-sa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e week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8</text:p>
          </table:table-cell>
          <table:table-cell table:style-name="ce1" office:value-type="string">
            <text:p>The Seaso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pinġaksraq // Upinġaksraqman atiġ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pring // In spring we go out to camp on the coast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pinġaaq // Upinġaami iqaluŋniaġuurugut, uunaq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ummer // In summer we fish and it's ho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kiaq // Ukiaġmi tuttuliaġ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utumn // In autumn we hunt caribou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kiuq // Ukiumi anuqliġuuruq, alappaaŋup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nter // In winter it's windy and cold.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CTION 19</text:p>
          </table:table-cell>
          <table:table-cell table:style-name="ce1" office:value-type="string">
            <text:p>Time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assaq sumuiḷiva // Sassaq qanuq iḷiv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time is it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ve o'clock-tuq. // Five o'clock qaaŋiġ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ive o'clock. // It's past five o'cloc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kasiḷḷapiaqtuq piv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ime is really going fast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iqiñġura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watch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atimanaqsi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ime for the meeting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muiḷipman aglagiaġuu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time does school start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iñaqsiruq. // Aiñaqsig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ime to go hom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iŋmiat aggiyasiaqs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almost time for geese to arrive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glaŋaiyas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hool is almost out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Taamuŋaġisiruŋa naatchigum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ill come over when I'm done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Larry-tkutnuŋniaqtugut seven o'clock-p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will go to Larry's place at seven o'clock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Uvlaami utiġniaqtuŋa Fairbanks-m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ill return to Fairbanks in the mor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akugun niġiñiaqpis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ill we eat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naktaġruaqtut anaqapa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will be Eskimo games tonight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SECTION 20</text:p>
          </table:table-cell>
          <table:table-cell table:style-name="ce3" office:value-type="string">
            <text:p>Days of the week (Inupiaq names for the days are not used very often, and English names are used instead.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vaiḷiq, Savalliiḷiq, Ilaqatchiiḷiq, Qitchiiḷiq, Sisammiiḷiq, Tallimiiḷiq, Itchaksriiḷ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unday, Monday, Tuesday, Wednesday, Thursday, Friday, Saturday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ullaġniaqtuŋa Savaŋḷigxr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leaving on Sunday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vlupak Savaitchugut (Savalliuqtugut, Ilaqatchiuqtugut, Qitchiurugut, Sisammiuqtugut, Tallimiuqtugut, Itchaksriuqtugut)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Sunday (Monday, Tuesday, Wednesday, Thursday, Friday, Saturday)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ŋŋuqpa uvlupa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the date today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vlupak March ten-ŋu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March tenth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1</text:p>
          </table:table-cell>
          <table:table-cell table:style-name="ce1" office:value-type="string">
            <text:p>Food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siaq // Asiat nakuullapiaqtut. // Asiaksriñ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rry // The berries are really good. // Give me some 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qpik // Aqpiich iñugiaktut. // Aqpiŋñia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lmonberry // The salmonberries are plentiful. // I want to go pick salmon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siavik // Asiaviich uquaqtaaŋurut. // Asiaviksu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lueberry // Blueberries are blue. // I want to eat blue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paunġaq // Paunġat taaqtaaŋurut. // Paunġat nakuurut akutu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lackberry // Blackberries are dark in color. // Blackberries are good in Eskimo ice cream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ipmiŋñaq // Kipmiŋñat siiġñ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ow-bush cranberry // Cranberries are sour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qpiŋñaq // Aqpiŋñat iñugiaŋitch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agoonberry // Nagoonberries are scarc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iutiŋŋuaq // Siutiŋŋuat igan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ried fruit // Dried fruit can be cooked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siatchauraq // Asiatchauraqtuġu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aisin // I eat raisin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siaqpak // Asiaqpaich Alaska-mi nausuitch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iece of large fruit, like apple, orange // Apples, oranges don't grow in Alaska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kutuq // Akutchisuuruq aakaga. // Akutuqtutlav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skimo ice cream // My mother makes Eskimo ice cream. // Do you like Eskimo ice cream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aqquq // Qaqqunik tauqsiġuktuŋa. // Qaqquqtuġuk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oaf of bread // I want to buy some loaves of bread. // Do you want some bread to eat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miġauraq // Imiġauraq taġirrianiktuq. // Imiġauraliu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ew // The stew is already salted. // I am making stew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aqqulaaq // Iḷiḷgaat qaqqulaaqtuġuurut. // Qaqqulaaqtuġuurugut imiġauraqtuqapt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ilot bread // Children like to eat pilot bread. // We eat pilot bread with stew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paniqtaq // Paniqtaqtuġuurugut nullautchiqapta. // Paniqsisuurugut upinġa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ried fish // We eat dried fish with dinner. // We make dried fish in summer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gamaaqłuk // Igamaaqłuktuġuuruŋa uqsrumik. // Igamaaqłuich igaaġrua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oked partially dried salmon // I eat half-dried salmon with seal oil. // Half-dried salmon are good as leftovers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kuukpiaq // Aanaga kuukpirriuġuuruq uvlaami. // Kuukpiaqtuġuk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ffee // My mother makes coffee in the morning. // Would you like coffee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aigu // Saigu una isuqtuq. // Saigumik yuuqqa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a // This tea is brewed strong. // I would like to drink some tea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yuuqqaq // Yuuqqaġukpiich? // Aŋutit yuuqqaġuk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t drink // Would you like a hot drink? // The men want a hot drink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miq // Imiq nigliñaqtuq. // Imiq kuviñag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ter // The water is cold. // Don't spill the water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2</text:p>
          </table:table-cell>
          <table:table-cell table:style-name="ce1" office:value-type="string">
            <text:p>Household Item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tiivlu, niġġivik // Allaqtiġlich tiivl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ble // Wipe the table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kuukpialiuġvik // Kuukpialiuġvik imaqaqpa sul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ffee maker // Is there coffee still in the coffee maker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iñigviich // Siñigviich nuullich. / Illiuġlug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d // Move the bed. / Make the bed for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kniġvik // Ikniġvik uu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ove // The stove is hot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niq // Ikirruŋ naniq. <text:s/>/ Qamillich nann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ght // Turn the light on. / Turn the lights off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ulu // Ulu qairr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mi-circular knife, ulu // Give me the ulu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galiq // Igaliq piiy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ndow // The window is broken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alukuyaaq // Talukuyaaġli igali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urtain or shade // Draw the curtain [over the window]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alu // talluuŋ / Talu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or // Close the door. / The door is open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tkusik // Utkusiŋmun imiġauraliu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t // I will make soup in the pot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tanirrun // Tanirrutit niviŋa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p // The mop is hanging up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ilakuutit // Silakuutit ukua nutaaŋ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room // This broom is new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3</text:p>
          </table:table-cell>
          <table:table-cell table:style-name="ce1" office:value-type="string">
            <text:p>Fish, Animals, Bird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qaluk, aqaluk, qaluk // Iqaluktuġ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sh // Have some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iqalugruaq // Iqalugruaqaqpa maan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lmon // Is there any salmon around here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qalukpik // Iqalukpiich qua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rout // Trout make good frozen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ii // Siich aŋ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eefish // Sheefish are big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uugaq // Ukiaġmi manaqtuġuurut uukka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mcod // In the fall they hook for tomcod through the ice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łqhuaġniq // Iłqhuaġniqtutlat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melt // I love to eat smelt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uqsruqtuuq // Uqsruqtuut qivli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ring // Herring are shiny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uttu // Tuttuli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ribou // They have gone caribou hunting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iniikaq // Tmiikat aŋ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ose // Moose are big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tchiq // Natchiich ami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l // Seals have good hides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ugruk // Ugruich paniqtitchuug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arded seal // We dry the bearded seal meat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iviq // Aivġich tipisuugai taġium siñaa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lrus // Walrus often wash up on the beac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isuaq // Sisuat aggipiatliaq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luga // Beluga hardly come anymore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kłaq // Akłat iqsñl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ar // Bears are scary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pałuqtaq // Pałuqtamik nasauti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aver // He has a beaver hat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apvik // Qapviich isiġvig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lverine // Wolverine make good ruffs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maġuq // Amaqqut isiġvigikmi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lf // Wolves also make good ruffs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niutuiyiq // Niutuiyit ukalliqsu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ynx // Lynx eat rabbits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kigvaluk // Kigvaluŋnik atig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uskrat // I have a muskrat parka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iksrik // Siksriŋniaguuruq qipmiġ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round squirrel // My dog hunts ground squirrels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tiŋmiaq // Tiŋmiat ivasuurut maani upinġaksr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ird, duck, goose // Birds lay their eggs around here in the springtime. ·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qiḷġiq // Qiḷġich aggiqqaaġuuru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awk // Hawks arrive the very first [of all the birds in spring]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nauyaq // Nauyat aggiġñaġia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gull // Seagulls usually arrive early [in spring]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tulugaq // Tulukkat ta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aven // Ravens are black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kurugaq // Kurukkat kumaq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intail duck // Pintail ducks have bugs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mitqutaiḷaq // Mitqutaiḷat nipat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ctic tern // Arctic terns are noisy.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qugruk // Qugruich quŋusiqpaq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wan // Swans have long necks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atirgaq // Tatirgat kanaakt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ndhill crane // Cranes have long legs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aahaaliq // Aahaallich narvaniitchw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ldsquaw [long-tailed] duck // Oldsquaws are found in lakes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niġliq // Niġliġich imiġaura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lack brant goose // Black brants make good soup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ukpik // Ukpiktuġuurut iḷaŋich iñu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nowy owl // Some people eat snowy owl.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kuukukiaq // Tusaasuġnaqtut kuukuki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mon snipe // It's good to hear the common snipe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iŋmiaqpak // Tiŋmiaqpaich ipkua nuŋusukn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agle // The giant eagles of long ago must be extinct.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CTION 24</text:p>
          </table:table-cell>
          <table:table-cell table:style-name="ce1" office:value-type="string">
            <text:p>Eating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umik niġis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 want to eat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ullautchiŋaitchuŋa 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n't eaten dinner ye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iġiñiaġisiñiqs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n we will eat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aikuu, iŋilġaan niqipiaqt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nk you, I haven't eaten Eskimo food in<text:span text:style-name="T2"> </text:span><text:span text:style-name="T3">a long time.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urriiñiaqtuq uvva iġniġ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on here will prepare [and cut] some frozen fish and meat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iqipiaŋitchuni niġisuŋ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you don't have any Eskimo food, you really crave it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uuqtuiŋurallakkisiñiqs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n I will fix a sack [of food] for you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annaqaqtuni tavra nakuullapi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 to have close friend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siaqtuġ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some berries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siaqtullaktuni nakuunay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 would be very good indeed to have some 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Tuqłuġumagikma mauŋaaqsiguvich iḷaat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ll me when you plan to come here sometime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amma mauŋaġnialgitchuŋa ukiuġ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r your information, I will come here again next year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Aarigaa, niġiñiaġisiḷgiññiqs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od, we will eat together again then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5</text:p>
          </table:table-cell>
          <table:table-cell table:style-name="ce1" office:value-type="string">
            <text:p>Conference with the Teacher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Hello. Isiġnaqtuq. Aquppiutaq 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llo. Come in, please. Here is a chair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ppointma-qaqtuŋa one o'klaa-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an appointment at one o'cloc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vlupak aŋayuqaallu, aglaktillu uvlu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parent-teacher day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anuq sanuna Bubba aglak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is Bubba doing in school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kuuruq, kisirrutit nakuaġigai, aglaan Uaatni agliqisupiala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Very good, he likes math, but sometimes does not really like to read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gliqqutigaluaġiga ataramik kiŋunig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read to him at home all the tim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Makpiġaaqaġaluaqtuq maani, aggisuutrisukkuv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are books here if you would like to bring some hom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akuuruq, makpiġaaqaqtugut supaya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's okay, we have all kinds of book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gliqivsaaġutiniaqpiuŋ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ll you continue to read to him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i, kaŋiqsitqugiga agliqiamiñ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I want him to be able to comprehend his reading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Aarigaa, tuqłuġisigikpiñ nakuuqsitmukp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Very good. I will call or let you know when his reading improves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6</text:p>
          </table:table-cell>
          <table:table-cell table:style-name="ce1" office:value-type="string">
            <text:p>At the Store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nuq it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Tamauŋaġataġniqsutin, qanuqaviḷḷ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ou finally came, and what might you be here for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Kikiaguranik paka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looking for some small nail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ulilgit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making again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Tamaani, grub box-aliuġukł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nt to build a grub box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kka, talum piani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ver there by the door [are nails]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asiiñ, aġimñ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do you have any hinges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kka, silakuutit tunuatni 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're across there, behind the broom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Qaġruqaqpa twenty-two-m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cartridges for a twenty-two rifle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ŋuniaġiaġni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going hunting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ġñiġa siksrigiaġniaqtuq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on is going squirrel hunting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ialuksiutiqaġuk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 also wants a raincoat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Kivva, atnuġaani 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 are in there with the clothing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Sappakich aasi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bout boots?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Piitchuq, aggiŋaitchut sul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are none. They haven't come in yet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kłunaamiglu umian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bout rope for boats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Marra saŋŋiruat akłunaat aggiqpaalluktu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e is some strong rope which has just arrived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Qanutun pis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uch do you want?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ñuiññatun taktilaa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bout twenty feet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Napmun aullaġniaq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will you(3+) be going?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alluġmi siksrig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are lots of squirrels at Salluq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Kia atigiliaŋa taamna? Qupalluataqaġn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made that parka? It has nice trim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Tauqsiġḷagu nuliamnun. Anniviḷiñiaqtuq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d like to buy it for my wife. It's her birthday tomorrow.</text:p>
          </table:table-cell>
          <table:table-cell table:number-columns-repeated="102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Iḷisimaviuŋ aanaga, Suuyuk? <text:span text:style-name="T8">Si</text:span><text:span text:style-name="T3">ḷa</text:span><text:span text:style-name="T8">lli</text:span><text:span text:style-name="T3">ġ</text:span><text:span text:style-name="T8">igiga. </text:span><text:span text:style-name="T3">Killaiyalguruq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know my grandmother Suuyuk? She's my neighbor. She's a good seamstress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Akiḷiġlagich. Qanutun akiqaqp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et me pay now. What is the total cost?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7</text:p>
          </table:table-cell>
          <table:table-cell table:style-name="ce1" office:value-type="string">
            <text:p>Going Camping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ullaaġniaqtuŋa Pipe Spit-mun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going camping at Pipe Spit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Kisut aglaan aullaaġniaqmi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else will be going along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vaŋalu, iḷiḷgaallu, utuqqanaallu iḷaŋ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self, some children, and some elder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anuq aullaaġniaq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will you(3+) go to camp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Umiaqtuġut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'll go by boat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vsiñik umianik atuġniaq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any boats will you(3+) take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iŋasu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re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Palapkaat itqanaiŋaniktut. Puuksraaqaqmi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 tents are already there. We all have sleeping bag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Niqautit itqanaiŋanikpaat? Umiat usiḷiiñaqsiva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the food all ready? Are the boats loaded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Taquat takanna iñugiaktut, apa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's lots of food for the journey down on the beach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Suniaqpisi aullaaġv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will you(3+) all do at camp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Kuvriqqaaġisirugut iqalukpiŋñ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rst, we'll set a net for trout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Iqalukkupta, siiŋñiaġ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e catch fish, we'll cut them to make dried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asii, niqsaġiaġniaqtugut siku nakuuqsikp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we'll go hunt sea mammals [seals and walruses] when the ice is good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Niqsaġupta, piḷaŋniaġ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e catch seals, we'll butcher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Uqsriñiaqtugut, uqsruġan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will also make seal oil from the blubber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Paniqpata iqaluiḷḷu niqillu, tugvaġniaġ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the fish and meat are dry, we will store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ḷisautiniaqpisigiŋ iḷiḷga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going to teach the children how to do this?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i, utuqqanaat iḷitqugaich iḷiḷga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the elders want to teach the chikiren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CB-ġumagikma tikitkuvsi piŋiksraġniaŋitchuma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ll me on the CB radio when you arrive, so that we won't worry.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CTION 28</text:p>
          </table:table-cell>
          <table:table-cell table:style-name="ce1" office:value-type="string">
            <text:p>Egg Hunting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pinġaksrami manniŋñiaġ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n the spring, we hunt for wild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pmun mannigiaġu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go to hunt eggs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Tuvaaqatigalu manniagiaġniaqtuguk Chamisso Islands-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pouse and I are going to the Chamisso Island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anuq manniŋñiaġuuvat, mayuġnaqp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do they hunt eggs? Do you have to climb up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Ii, mayuġnaqtuq, suli iḷaatni qauyaġnaqsisuuruq sialukm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you have to climb and sometimes it gets slippery when it rains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nutchiñik mann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kinds of eggs are there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kpaaluurallu, nauyatchiallu ivasuurut ipnani tavr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urres and lesser gulls [smaller than seagulls] nest in the cliffs ther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Suqaqpa atlamik qikiqta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else is on the island?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ukkaayuqaqtuq, suli ikuusuqaqtuq qaaŋani; nauqpag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is sea lovage and wild celery on top of the island; they grow tall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ḷaatni malig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ould like to go along some time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i, aglaan qaunaginiaġikpiñ. Nuyuaġnaqtuq naluru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but I will have to watch you closely. It's dangerous when you don't know [the place]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uli, kitiqaqtuq nunapiami taġium siñ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there is white gravel on the mainland beac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unauna kit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white gravel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Qatiqtuq, atuġuugaat mitquiqsiruni atuŋaŋ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hite and they use it when they take the fur off the ugruk hide when making hard soles for mukluk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Qanuq atuġuuvatruŋ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do they use it?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Mitquanun piqqaaqługu aasiiñ piiyaqługu mitq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rst they put it on the fur side [of the mukluk bottom] and then they scrape off the fur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arigaa, iḷitchivsaalgitchuŋa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's great, I've learned something more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ganaqtut manniich qalatitlug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 eggs must be boiled [before they are eaten]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ḷaŋich uqsrumun puunun iḷisuuga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me people store them in seal oil in pokes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Manniksuqtuni nak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 to eat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Nauyat manniŋich aŋ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gull eggs are large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Atautchiḷhiñamik manniŋmik cay-ḷiuġ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ou can bake a cake using only one egg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Puvsakpauraġ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 makes it [the cake] rise a lot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Mannipianiñ unnii nakuutlu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ay better than with store-bought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oi, niġiḷḷuaqtuat as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w, they sure eat good food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9</text:p>
          </table:table-cell>
          <table:table-cell table:style-name="ce1" office:value-type="string">
            <text:p>Hunting for Molting Ducks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sanniatlaiqsugut m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hardly hunt for molting ducks around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uvaat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y not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ññiqpaitḷu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is too much activity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Aglaan samma ñluiḷaamiittut is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ut there are molting ducks where there are no peopl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Iŋiḷġaan isaqaġuuruaq Aniga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 long time ago there used to be some in Anigaaq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miitpa Anigaaq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is Anigaaq located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isualgum avanitchiaŋ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past Sisualik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amaani ivigaani isaqaġuuniqsu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used to be molting ducks there in the gras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asii pakma, piiqpa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bout now, are they gone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Piiqsut, avani iñuiḷaami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're gone. They are over where there's not much traffic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4" table:number-rows-repeated="10474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" svg:font-family="Times" style:font-pitch="variable"/>
    <style:font-face style:name="Times New Roman" svg:font-family="'Times New Roman'" style:font-pitch="variable"/>
    <style:font-face style:name="Verdana" svg:font-family="Verdana" style:font-pitch="variable"/>
    <style:font-face style:name="Times New Roman1" svg:font-family="'Times New Roman'" style:font-family-generic="roman" style:font-pitch="variable"/>
    <style:font-face style:name="%U*•'F0ˇøç˝$" svg:font-family="%U*•'F0ˇøç˝$" style:font-family-generic="swiss" style:font-pitch="variable"/>
    <style:font-face style:name="'Z*•'F0ˇøç˝$" svg:font-family="'Z*•'F0ˇøç˝$" style:font-family-generic="swiss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1" svg:font-family="Verdana" style:font-family-generic="swiss" style:font-pitch="variable"/>
    <style:font-face style:name="ÿ◊%•'F0ˇøç˝$" svg:font-family="ÿ◊%•'F0ˇøç˝$" style:font-family-generic="swiss" style:font-pitch="variable"/>
    <style:font-face style:name="’Ü*•'F0ˇøç˝$" svg:font-family="’Ü*•'F0ˇøç˝$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4:4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Unruh</meta:initial-creator>
    <meta:creation-date>2013-02-11T20:03:39</meta:creation-date>
    <dc:date>2013-03-26T12:30:16</dc:date>
    <meta:generator>LibreOffice/4.0.1.2$MacOSX_x86 LibreOffice_project/84102822e3d61eb989ddd325abf1ac077904985</meta:generator>
    <meta:editing-duration>PT17S</meta:editing-duration>
    <meta:editing-cycles>4</meta:editing-cycles>
    <meta:document-statistic meta:table-count="1" meta:cell-count="17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